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ce8" officeooo:paragraph-rsid="00065ce8"/>
    </style:style>
    <style:style style:name="P2" style:family="paragraph" style:parent-style-name="Standard">
      <style:text-properties fo:font-weight="bold" officeooo:rsid="00065ce8" officeooo:paragraph-rsid="00065ce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65ce8" officeooo:paragraph-rsid="00065ce8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ac1f" officeooo:paragraph-rsid="0009ac1f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ae414" officeooo:paragraph-rsid="000ae414" style:font-weight-asian="bold" style:font-weight-complex="bold"/>
    </style:style>
    <style:style style:name="P6" style:family="paragraph" style:parent-style-name="Standard">
      <style:text-properties officeooo:rsid="0009ac1f" officeooo:paragraph-rsid="0009ac1f"/>
    </style:style>
    <style:style style:name="P7" style:family="paragraph" style:parent-style-name="Standard">
      <style:text-properties officeooo:rsid="000ae414" officeooo:paragraph-rsid="000ae414"/>
    </style:style>
    <style:style style:name="P8" style:family="paragraph" style:parent-style-name="Standard">
      <style:text-properties officeooo:rsid="000ae414" officeooo:paragraph-rsid="000bf4dd"/>
    </style:style>
    <style:style style:name="P9" style:family="paragraph" style:parent-style-name="Standard">
      <style:text-properties officeooo:rsid="000bf4dd" officeooo:paragraph-rsid="000bf4dd"/>
    </style:style>
    <style:style style:name="P10" style:family="paragraph" style:parent-style-name="Standard">
      <style:text-properties fo:color="#808080" officeooo:rsid="0009ac1f" officeooo:paragraph-rsid="0009ac1f"/>
    </style:style>
    <style:style style:name="T1" style:family="text">
      <style:text-properties officeooo:rsid="000bab9d"/>
    </style:style>
    <style:style style:name="T2" style:family="text">
      <style:text-properties officeooo:rsid="000bf4dd"/>
    </style:style>
    <style:style style:name="T3" style:family="text">
      <style:text-properties officeooo:rsid="000e4d1a"/>
    </style:style>
    <style:style style:name="T4" style:family="text">
      <style:text-properties officeooo:rsid="000f062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f062f"/>
    </style:style>
    <style:style style:name="T7" style:family="text">
      <style:text-properties fo:font-style="italic" style:text-underline-style="none" officeooo:rsid="000f062f" style:font-style-asian="italic" style:font-style-complex="italic"/>
    </style:style>
    <style:style style:name="T8" style:family="text">
      <style:text-properties fo:font-style="italic" style:text-underline-style="none" fo:font-weight="normal" officeooo:rsid="000f062f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0f1f9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f1f97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f062f" style:font-style-asian="italic" style:font-weight-asian="normal" style:font-style-complex="italic" style:font-weight-complex="normal"/>
    </style:style>
    <style:style style:name="T12" style:family="text">
      <style:text-properties fo:color="#b2b2b2"/>
    </style:style>
    <style:style style:name="T13" style:family="text">
      <style:text-properties fo:color="#999999"/>
    </style:style>
    <style:style style:name="T14" style:family="text">
      <style:text-properties fo:color="#808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ajos de Teclado:</text:p>
      <text:p text:style-name="P1"/>
      <text:p text:style-name="P3">Archivo:</text:p>
      <text:p text:style-name="P1"><text:tab/>ctrl + N<text:tab/>Archivo Nuevo</text:p>
      <text:p text:style-name="P1"><text:tab/>Ctrl + O<text:tab/>Abrir Archivo...</text:p>
      <text:p text:style-name="P1"><text:tab/>Ctrl + S<text:tab/>Guardar Archivo</text:p>
      <text:p text:style-name="P1"><text:tab/>*<text:tab/><text:tab/>Guardar Como…</text:p>
      <text:p text:style-name="P1"/>
      <text:p text:style-name="P4">Edición<text:span text:style-name="T5"> </text:span><text:span text:style-name="T8">(Por defecto del sistema. </text:span><text:span text:style-name="T9">A</text:span><text:span text:style-name="T8">demás están disponibles en menú contextual del editor haciendo click derecho en él)</text:span><text:span text:style-name="T5">:</text:span></text:p>
      <text:p text:style-name="P6"><text:tab/><text:span text:style-name="T14">ctrl + Z<text:tab/><text:tab/>Deshacer</text:span></text:p>
      <text:p text:style-name="P10"><text:tab/>ctrl + <text:span text:style-name="T3">Shift + Z<text:tab/></text:span>Rehacer</text:p>
      <text:p text:style-name="P10"><text:tab/>ctrl + C<text:tab/><text:tab/>Copiar</text:p>
      <text:p text:style-name="P10"><text:tab/>ctrl + X<text:tab/><text:tab/>Cortar</text:p>
      <text:p text:style-name="P10"><text:tab/>ctrl + V<text:tab/><text:tab/>Pegar</text:p>
      <text:p text:style-name="P10"><text:tab/><text:span text:style-name="T3">ctrl + A<text:tab/></text:span><text:tab/>Seleccionar Todo</text:p>
      <text:p text:style-name="P6"/>
      <text:p text:style-name="P5">Código:</text:p>
      <text:p text:style-name="P7"><text:tab/><text:span text:style-name="T1">ctrl + +<text:tab/>Aumentar Texto</text:span></text:p>
      <text:p text:style-name="P7"><text:tab/><text:span text:style-name="T1">ctrl + -<text:tab/><text:tab/>Disminuir Texto</text:span></text:p>
      <text:p text:style-name="P7"><text:tab/><text:span text:style-name="T1">ctrl + T<text:tab/>Formato Texto…</text:span></text:p>
      <text:p text:style-name="P8"><text:tab/>*<text:tab/><text:tab/><text:span text:style-name="T2">Aumentar Tabulación</text:span></text:p>
      <text:p text:style-name="P8"><text:tab/>*<text:tab/><text:tab/><text:span text:style-name="T2">Disminuir Tabulación</text:span></text:p>
      <text:p text:style-name="P9"><text:tab/>*<text:tab/><text:tab/>Buscar Texto…</text:p>
      <text:p text:style-name="P9"><text:tab/>*<text:tab/><text:tab/>Remplazar Texto…</text:p>
      <text:p text:style-name="P9"><text:tab/>*<text:tab/><text:tab/>Chequear Sintaxis...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0:13:07.906801100</meta:creation-date>
    <dc:date>2017-11-09T11:50:24.645258144</dc:date>
    <meta:editing-duration>PT27M47S</meta:editing-duration>
    <meta:editing-cycles>6</meta:editing-cycles>
    <meta:generator>LibreOffice/5.3.1.2$Linux_X86_64 LibreOffice_project/30m0$Build-2</meta:generator>
    <meta:document-statistic meta:table-count="0" meta:image-count="0" meta:object-count="0" meta:page-count="1" meta:paragraph-count="22" meta:word-count="98" meta:character-count="546" meta:non-whitespace-character-count="440"/>
  </office:meta>
</office:document-meta>
</file>